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85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28.54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2.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uadOutput" table:style-name="ta1">
        <table:shapes>
          <draw:frame draw:z-index="0" draw:style-name="gr1" draw:text-style-name="P1" svg:width="385.23pt" svg:height="219.09pt" svg:x="1035.67pt" svg:y="15.82pt">
            <loext:p draw:notify-on-update-of-ranges="QuadOutput.A1:QuadOutput.A1000 QuadOutput.B1:QuadOutput.B1000 QuadOutput.A1:QuadOutput.A1000 QuadOutput.C1:QuadOutput.C1000 QuadOutput.A1:QuadOutput.A1000 QuadOutput.D1:QuadOutput.D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3.44pt" svg:y="262.6pt">
            <loext:p draw:notify-on-update-of-ranges="QuadOutput.A1:QuadOutput.A1000 QuadOutput.E1:QuadOutput.E1000 QuadOutput.A1:QuadOutput.A1000 QuadOutput.F1:QuadOutput.F1000 QuadOutput.A1:QuadOutput.A1000 QuadOutput.G1:QuadOutput.G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94.5pt" svg:y="15.68pt">
            <loext:p draw:notify-on-update-of-ranges="QuadOutput.A1:QuadOutput.A1000 QuadOutput.H1:QuadOutput.H1000 QuadOutput.A1:QuadOutput.A1000 QuadOutput.I1:QuadOutput.I1000 QuadOutput.A1:QuadOutput.A1000 QuadOutput.J1:QuadOutput.J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7" calcext:value-type="float">
            <text:p>-0.47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-0.98" calcext:value-type="float">
            <text:p>-0.98</text:p>
          </table:table-cell>
          <table:table-cell office:value-type="float" office:value="-0" calcext:value-type="float">
            <text:p>0</text:p>
          </table:table-cell>
          <table:table-cell office:value-type="float" office:value="8.88" calcext:value-type="float">
            <text:p>8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62" calcext:value-type="float">
            <text:p>-1.62</text:p>
          </table:table-cell>
          <table:table-cell office:value-type="float" office:value="0.01" calcext:value-type="float">
            <text:p>0.01</text:p>
          </table:table-cell>
          <table:table-cell office:value-type="float" office:value="14.7" calcext:value-type="float">
            <text:p>14.7</text:p>
          </table:table-cell>
          <table:table-cell office:value-type="float" office:value="-1.81" calcext:value-type="float">
            <text:p>-1.81</text:p>
          </table:table-cell>
          <table:table-cell office:value-type="float" office:value="-0" calcext:value-type="float">
            <text:p>0</text:p>
          </table:table-cell>
          <table:table-cell office:value-type="float" office:value="16.36" calcext:value-type="float">
            <text:p>16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47" calcext:value-type="float">
            <text:p>-3.47</text:p>
          </table:table-cell>
          <table:table-cell office:value-type="float" office:value="0.01" calcext:value-type="float">
            <text:p>0.01</text:p>
          </table:table-cell>
          <table:table-cell office:value-type="float" office:value="31.42" calcext:value-type="float">
            <text:p>31.42</text:p>
          </table:table-cell>
          <table:table-cell office:value-type="float" office:value="-2.64" calcext:value-type="float">
            <text:p>-2.64</text:p>
          </table:table-cell>
          <table:table-cell office:value-type="float" office:value="-0" calcext:value-type="float">
            <text:p>0</text:p>
          </table:table-cell>
          <table:table-cell office:value-type="float" office:value="23.86" calcext:value-type="float">
            <text:p>23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.02" calcext:value-type="float">
            <text:p>-6.02</text:p>
          </table:table-cell>
          <table:table-cell office:value-type="float" office:value="0.03" calcext:value-type="float">
            <text:p>0.03</text:p>
          </table:table-cell>
          <table:table-cell office:value-type="float" office:value="54.36" calcext:value-type="float">
            <text:p>54.36</text:p>
          </table:table-cell>
          <table:table-cell office:value-type="float" office:value="-3.46" calcext:value-type="float">
            <text:p>-3.46</text:p>
          </table:table-cell>
          <table:table-cell office:value-type="float" office:value="-0.01" calcext:value-type="float">
            <text:p>-0.01</text:p>
          </table:table-cell>
          <table:table-cell office:value-type="float" office:value="31.35" calcext:value-type="float">
            <text:p>31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.27" calcext:value-type="float">
            <text:p>-9.27</text:p>
          </table:table-cell>
          <table:table-cell office:value-type="float" office:value="0.05" calcext:value-type="float">
            <text:p>0.05</text:p>
          </table:table-cell>
          <table:table-cell office:value-type="float" office:value="83.56" calcext:value-type="float">
            <text:p>83.56</text:p>
          </table:table-cell>
          <table:table-cell office:value-type="float" office:value="-4.29" calcext:value-type="float">
            <text:p>-4.29</text:p>
          </table:table-cell>
          <table:table-cell office:value-type="float" office:value="-0" calcext:value-type="float">
            <text:p>0</text:p>
          </table:table-cell>
          <table:table-cell office:value-type="float" office:value="38.85" calcext:value-type="float">
            <text:p>38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3.2" calcext:value-type="float">
            <text:p>-13.2</text:p>
          </table:table-cell>
          <table:table-cell office:value-type="float" office:value="0.07" calcext:value-type="float">
            <text:p>0.07</text:p>
          </table:table-cell>
          <table:table-cell office:value-type="float" office:value="118.91" calcext:value-type="float">
            <text:p>118.91</text:p>
          </table:table-cell>
          <table:table-cell office:value-type="float" office:value="-5.11" calcext:value-type="float">
            <text:p>-5.11</text:p>
          </table:table-cell>
          <table:table-cell office:value-type="float" office:value="0.01" calcext:value-type="float">
            <text:p>0.01</text:p>
          </table:table-cell>
          <table:table-cell office:value-type="float" office:value="46.33" calcext:value-type="float">
            <text:p>46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7.83" calcext:value-type="float">
            <text:p>-17.83</text:p>
          </table:table-cell>
          <table:table-cell office:value-type="float" office:value="0.1" calcext:value-type="float">
            <text:p>0.1</text:p>
          </table:table-cell>
          <table:table-cell office:value-type="float" office:value="160.43" calcext:value-type="float">
            <text:p>160.43</text:p>
          </table:table-cell>
          <table:table-cell office:value-type="float" office:value="-5.94" calcext:value-type="float">
            <text:p>-5.94</text:p>
          </table:table-cell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3.17" calcext:value-type="float">
            <text:p>-23.17</text:p>
          </table:table-cell>
          <table:table-cell office:value-type="float" office:value="0.14" calcext:value-type="float">
            <text:p>0.14</text:p>
          </table:table-cell>
          <table:table-cell office:value-type="float" office:value="208.32" calcext:value-type="float">
            <text:p>208.32</text:p>
          </table:table-cell>
          <table:table-cell office:value-type="float" office:value="-6.76" calcext:value-type="float">
            <text:p>-6.76</text:p>
          </table:table-cell>
          <table:table-cell office:value-type="float" office:value="0.01" calcext:value-type="float">
            <text:p>0.01</text:p>
          </table:table-cell>
          <table:table-cell office:value-type="float" office:value="61.29" calcext:value-type="float">
            <text:p>61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9.22" calcext:value-type="float">
            <text:p>-29.22</text:p>
          </table:table-cell>
          <table:table-cell office:value-type="float" office:value="0.19" calcext:value-type="float">
            <text:p>0.19</text:p>
          </table:table-cell>
          <table:table-cell office:value-type="float" office:value="262.54" calcext:value-type="float">
            <text:p>262.54</text:p>
          </table:table-cell>
          <table:table-cell office:value-type="float" office:value="-7.59" calcext:value-type="float">
            <text:p>-7.59</text:p>
          </table:table-cell>
          <table:table-cell office:value-type="float" office:value="0.02" calcext:value-type="float">
            <text:p>0.02</text:p>
          </table:table-cell>
          <table:table-cell office:value-type="float" office:value="68.8" calcext:value-type="float">
            <text:p>6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5.97" calcext:value-type="float">
            <text:p>-35.97</text:p>
          </table:table-cell>
          <table:table-cell office:value-type="float" office:value="0.23" calcext:value-type="float">
            <text:p>0.23</text:p>
          </table:table-cell>
          <table:table-cell office:value-type="float" office:value="322.93" calcext:value-type="float">
            <text:p>322.93</text:p>
          </table:table-cell>
          <table:table-cell office:value-type="float" office:value="-8.41" calcext:value-type="float">
            <text:p>-8.41</text:p>
          </table:table-cell>
          <table:table-cell office:value-type="float" office:value="0.01" calcext:value-type="float">
            <text:p>0.01</text:p>
          </table:table-cell>
          <table:table-cell office:value-type="float" office:value="76.3" calcext:value-type="float">
            <text:p>7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3.42" calcext:value-type="float">
            <text:p>-43.42</text:p>
          </table:table-cell>
          <table:table-cell office:value-type="float" office:value="0.28" calcext:value-type="float">
            <text:p>0.28</text:p>
          </table:table-cell>
          <table:table-cell office:value-type="float" office:value="389.57" calcext:value-type="float">
            <text:p>389.57</text:p>
          </table:table-cell>
          <table:table-cell office:value-type="float" office:value="-9.23" calcext:value-type="float">
            <text:p>-9.23</text:p>
          </table:table-cell>
          <table:table-cell office:value-type="float" office:value="0.01" calcext:value-type="float">
            <text:p>0.01</text:p>
          </table:table-cell>
          <table:table-cell office:value-type="float" office:value="83.8" calcext:value-type="float">
            <text:p>83.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1.58" calcext:value-type="float">
            <text:p>-51.58</text:p>
          </table:table-cell>
          <table:table-cell office:value-type="float" office:value="0.33" calcext:value-type="float">
            <text:p>0.33</text:p>
          </table:table-cell>
          <table:table-cell office:value-type="float" office:value="462.54" calcext:value-type="float">
            <text:p>462.54</text:p>
          </table:table-cell>
          <table:table-cell office:value-type="float" office:value="-10.05" calcext:value-type="float">
            <text:p>-10.05</text:p>
          </table:table-cell>
          <table:table-cell office:value-type="float" office:value="0.01" calcext:value-type="float">
            <text:p>0.01</text:p>
          </table:table-cell>
          <table:table-cell office:value-type="float" office:value="91.31" calcext:value-type="float">
            <text:p>91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0.43" calcext:value-type="float">
            <text:p>-60.43</text:p>
          </table:table-cell>
          <table:table-cell office:value-type="float" office:value="0.39" calcext:value-type="float">
            <text:p>0.39</text:p>
          </table:table-cell>
          <table:table-cell office:value-type="float" office:value="541.58" calcext:value-type="float">
            <text:p>541.58</text:p>
          </table:table-cell>
          <table:table-cell office:value-type="float" office:value="-10.87" calcext:value-type="float">
            <text:p>-10.87</text:p>
          </table:table-cell>
          <table:table-cell office:value-type="float" office:value="0" calcext:value-type="float">
            <text:p>0</text:p>
          </table:table-cell>
          <table:table-cell office:value-type="float" office:value="98.79" calcext:value-type="float">
            <text:p>98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0.03" calcext:value-type="float">
            <text:p>-70.03</text:p>
          </table:table-cell>
          <table:table-cell office:value-type="float" office:value="0.46" calcext:value-type="float">
            <text:p>0.46</text:p>
          </table:table-cell>
          <table:table-cell office:value-type="float" office:value="627.27" calcext:value-type="float">
            <text:p>627.27</text:p>
          </table:table-cell>
          <table:table-cell office:value-type="float" office:value="-11.7" calcext:value-type="float">
            <text:p>-11.7</text:p>
          </table:table-cell>
          <table:table-cell office:value-type="float" office:value="0.02" calcext:value-type="float">
            <text:p>0.02</text:p>
          </table:table-cell>
          <table:table-cell office:value-type="float" office:value="106.32" calcext:value-type="float">
            <text:p>106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0.38" calcext:value-type="float">
            <text:p>-80.38</text:p>
          </table:table-cell>
          <table:table-cell office:value-type="float" office:value="0.53" calcext:value-type="float">
            <text:p>0.53</text:p>
          </table:table-cell>
          <table:table-cell office:value-type="float" office:value="719.58" calcext:value-type="float">
            <text:p>719.58</text:p>
          </table:table-cell>
          <table:table-cell office:value-type="float" office:value="-12.49" calcext:value-type="float">
            <text:p>-12.49</text:p>
          </table:table-cell>
          <table:table-cell office:value-type="float" office:value="0.04" calcext:value-type="float">
            <text:p>0.04</text:p>
          </table:table-cell>
          <table:table-cell office:value-type="float" office:value="113.88" calcext:value-type="float">
            <text:p>11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91.48" calcext:value-type="float">
            <text:p>-91.48</text:p>
          </table:table-cell>
          <table:table-cell office:value-type="float" office:value="0.61" calcext:value-type="float">
            <text:p>0.61</text:p>
          </table:table-cell>
          <table:table-cell office:value-type="float" office:value="818.48" calcext:value-type="float">
            <text:p>818.48</text:p>
          </table:table-cell>
          <table:table-cell office:value-type="float" office:value="-13.34" calcext:value-type="float">
            <text:p>-13.34</text:p>
          </table:table-cell>
          <table:table-cell office:value-type="float" office:value="0.04" calcext:value-type="float">
            <text:p>0.04</text:p>
          </table:table-cell>
          <table:table-cell office:value-type="float" office:value="121.44" calcext:value-type="float">
            <text:p>121.44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42.37" calcext:value-type="float">
            <text:p>-142.37</text:p>
          </table:table-cell>
          <table:table-cell office:value-type="float" office:value="-0.03" calcext:value-type="float">
            <text:p>-0.03</text:p>
          </table:table-cell>
          <table:table-cell office:value-type="float" office:value="1280.1" calcext:value-type="float">
            <text:p>1280.1</text:p>
          </table:table-cell>
          <table:table-cell office:value-type="float" office:value="0.67" calcext:value-type="float">
            <text:p>0.67</text:p>
          </table:table-cell>
          <table:table-cell office:value-type="float" office:value="17.23" calcext:value-type="float">
            <text:p>17.23</text:p>
          </table:table-cell>
          <table:table-cell office:value-type="float" office:value="151.68" calcext:value-type="float">
            <text:p>151.68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56.11" calcext:value-type="float">
            <text:p>-156.11</text:p>
          </table:table-cell>
          <table:table-cell office:value-type="float" office:value="-1.4" calcext:value-type="float">
            <text:p>-1.4</text:p>
          </table:table-cell>
          <table:table-cell office:value-type="float" office:value="1411.57" calcext:value-type="float">
            <text:p>1411.57</text:p>
          </table:table-cell>
          <table:table-cell office:value-type="float" office:value="6.24" calcext:value-type="float">
            <text:p>6.24</text:p>
          </table:table-cell>
          <table:table-cell office:value-type="float" office:value="18.32" calcext:value-type="float">
            <text:p>18.32</text:p>
          </table:table-cell>
          <table:table-cell office:value-type="float" office:value="159.02" calcext:value-type="float">
            <text:p>159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9.71" calcext:value-type="float">
            <text:p>-169.71</text:p>
          </table:table-cell>
          <table:table-cell office:value-type="float" office:value="-3.58" calcext:value-type="float">
            <text:p>-3.58</text:p>
          </table:table-cell>
          <table:table-cell office:value-type="float" office:value="1547.94" calcext:value-type="float">
            <text:p>1547.94</text:p>
          </table:table-cell>
          <table:table-cell office:value-type="float" office:value="6.98" calcext:value-type="float">
            <text:p>6.98</text:p>
          </table:table-cell>
          <table:table-cell office:value-type="float" office:value="18.44" calcext:value-type="float">
            <text:p>18.44</text:p>
          </table:table-cell>
          <table:table-cell office:value-type="float" office:value="166.47" calcext:value-type="float">
            <text:p>166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83.12" calcext:value-type="float">
            <text:p>-183.12</text:p>
          </table:table-cell>
          <table:table-cell office:value-type="float" office:value="-6.5" calcext:value-type="float">
            <text:p>-6.5</text:p>
          </table:table-cell>
          <table:table-cell office:value-type="float" office:value="1689.33" calcext:value-type="float">
            <text:p>1689.33</text:p>
          </table:table-cell>
          <table:table-cell office:value-type="float" office:value="6.57" calcext:value-type="float">
            <text:p>6.57</text:p>
          </table:table-cell>
          <table:table-cell office:value-type="float" office:value="18.48" calcext:value-type="float">
            <text:p>18.48</text:p>
          </table:table-cell>
          <table:table-cell office:value-type="float" office:value="173.92" calcext:value-type="float">
            <text:p>173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96.64" calcext:value-type="float">
            <text:p>-196.64</text:p>
          </table:table-cell>
          <table:table-cell office:value-type="float" office:value="-10.24" calcext:value-type="float">
            <text:p>-10.24</text:p>
          </table:table-cell>
          <table:table-cell office:value-type="float" office:value="1838.87" calcext:value-type="float">
            <text:p>1838.87</text:p>
          </table:table-cell>
          <table:table-cell office:value-type="float" office:value="5.06" calcext:value-type="float">
            <text:p>5.06</text:p>
          </table:table-cell>
          <table:table-cell office:value-type="float" office:value="18.44" calcext:value-type="float">
            <text:p>18.44</text:p>
          </table:table-cell>
          <table:table-cell office:value-type="float" office:value="181.51" calcext:value-type="float">
            <text:p>181.5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0.72" calcext:value-type="float">
            <text:p>0.72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10.24" calcext:value-type="float">
            <text:p>-210.24</text:p>
          </table:table-cell>
          <table:table-cell office:value-type="float" office:value="-14.83" calcext:value-type="float">
            <text:p>-14.83</text:p>
          </table:table-cell>
          <table:table-cell office:value-type="float" office:value="1995.88" calcext:value-type="float">
            <text:p>1995.88</text:p>
          </table:table-cell>
          <table:table-cell office:value-type="float" office:value="-6.25" calcext:value-type="float">
            <text:p>-6.25</text:p>
          </table:table-cell>
          <table:table-cell office:value-type="float" office:value="14.22" calcext:value-type="float">
            <text:p>14.22</text:p>
          </table:table-cell>
          <table:table-cell office:value-type="float" office:value="189.45" calcext:value-type="float">
            <text:p>189.4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-1.16" calcext:value-type="float">
            <text:p>-1.16</text:p>
          </table:table-cell>
          <table:table-cell office:value-type="float" office:value="0.86" calcext:value-type="float">
            <text:p>0.86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24.28" calcext:value-type="float">
            <text:p>-224.28</text:p>
          </table:table-cell>
          <table:table-cell office:value-type="float" office:value="-20" calcext:value-type="float">
            <text:p>-20</text:p>
          </table:table-cell>
          <table:table-cell office:value-type="float" office:value="2160.1" calcext:value-type="float">
            <text:p>2160.1</text:p>
          </table:table-cell>
          <table:table-cell office:value-type="float" office:value="-15.48" calcext:value-type="float">
            <text:p>-15.48</text:p>
          </table:table-cell>
          <table:table-cell office:value-type="float" office:value="3.05" calcext:value-type="float">
            <text:p>3.05</text:p>
          </table:table-cell>
          <table:table-cell office:value-type="float" office:value="197.11" calcext:value-type="float">
            <text:p>197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52" calcext:value-type="float">
            <text:p>-0.52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38.87" calcext:value-type="float">
            <text:p>-238.87</text:p>
          </table:table-cell>
          <table:table-cell office:value-type="float" office:value="-25.43" calcext:value-type="float">
            <text:p>-25.43</text:p>
          </table:table-cell>
          <table:table-cell office:value-type="float" office:value="2331.11" calcext:value-type="float">
            <text:p>2331.11</text:p>
          </table:table-cell>
          <table:table-cell office:value-type="float" office:value="-17.97" calcext:value-type="float">
            <text:p>-17.97</text:p>
          </table:table-cell>
          <table:table-cell office:value-type="float" office:value="-7.25" calcext:value-type="float">
            <text:p>-7.25</text:p>
          </table:table-cell>
          <table:table-cell office:value-type="float" office:value="204.49" calcext:value-type="float">
            <text:p>204.4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21" calcext:value-type="float">
            <text:p>-0.21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54.02" calcext:value-type="float">
            <text:p>-254.02</text:p>
          </table:table-cell>
          <table:table-cell office:value-type="float" office:value="-30.8" calcext:value-type="float">
            <text:p>-30.8</text:p>
          </table:table-cell>
          <table:table-cell office:value-type="float" office:value="2508.25" calcext:value-type="float">
            <text:p>2508.25</text:p>
          </table:table-cell>
          <table:table-cell office:value-type="float" office:value="-18.58" calcext:value-type="float">
            <text:p>-18.58</text:p>
          </table:table-cell>
          <table:table-cell office:value-type="float" office:value="-8.7" calcext:value-type="float">
            <text:p>-8.7</text:p>
          </table:table-cell>
          <table:table-cell office:value-type="float" office:value="212.07" calcext:value-type="float">
            <text:p>212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69.68" calcext:value-type="float">
            <text:p>-269.68</text:p>
          </table:table-cell>
          <table:table-cell office:value-type="float" office:value="-36.05" calcext:value-type="float">
            <text:p>-36.05</text:p>
          </table:table-cell>
          <table:table-cell office:value-type="float" office:value="2690.32" calcext:value-type="float">
            <text:p>2690.32</text:p>
          </table:table-cell>
          <table:table-cell office:value-type="float" office:value="-19.28" calcext:value-type="float">
            <text:p>-19.28</text:p>
          </table:table-cell>
          <table:table-cell office:value-type="float" office:value="-8.72" calcext:value-type="float">
            <text:p>-8.72</text:p>
          </table:table-cell>
          <table:table-cell office:value-type="float" office:value="219.63" calcext:value-type="float">
            <text:p>219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85.9" calcext:value-type="float">
            <text:p>-285.9</text:p>
          </table:table-cell>
          <table:table-cell office:value-type="float" office:value="-41.21" calcext:value-type="float">
            <text:p>-41.21</text:p>
          </table:table-cell>
          <table:table-cell office:value-type="float" office:value="2878.32" calcext:value-type="float">
            <text:p>2878.32</text:p>
          </table:table-cell>
          <table:table-cell office:value-type="float" office:value="-19.95" calcext:value-type="float">
            <text:p>-19.95</text:p>
          </table:table-cell>
          <table:table-cell office:value-type="float" office:value="-8.75" calcext:value-type="float">
            <text:p>-8.75</text:p>
          </table:table-cell>
          <table:table-cell office:value-type="float" office:value="227.18" calcext:value-type="float">
            <text:p>227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02.7" calcext:value-type="float">
            <text:p>-302.7</text:p>
          </table:table-cell>
          <table:table-cell office:value-type="float" office:value="-46.28" calcext:value-type="float">
            <text:p>-46.28</text:p>
          </table:table-cell>
          <table:table-cell office:value-type="float" office:value="3072.41" calcext:value-type="float">
            <text:p>3072.41</text:p>
          </table:table-cell>
          <table:table-cell office:value-type="float" office:value="-20.62" calcext:value-type="float">
            <text:p>-20.62</text:p>
          </table:table-cell>
          <table:table-cell office:value-type="float" office:value="-8.69" calcext:value-type="float">
            <text:p>-8.69</text:p>
          </table:table-cell>
          <table:table-cell office:value-type="float" office:value="234.71" calcext:value-type="float">
            <text:p>234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20.18" calcext:value-type="float">
            <text:p>-320.18</text:p>
          </table:table-cell>
          <table:table-cell office:value-type="float" office:value="-51.33" calcext:value-type="float">
            <text:p>-51.33</text:p>
          </table:table-cell>
          <table:table-cell office:value-type="float" office:value="3274.55" calcext:value-type="float">
            <text:p>3274.55</text:p>
          </table:table-cell>
          <table:table-cell office:value-type="float" office:value="-21.2" calcext:value-type="float">
            <text:p>-21.2</text:p>
          </table:table-cell>
          <table:table-cell office:value-type="float" office:value="-8.86" calcext:value-type="float">
            <text:p>-8.86</text:p>
          </table:table-cell>
          <table:table-cell office:value-type="float" office:value="242.31" calcext:value-type="float">
            <text:p>242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38.34" calcext:value-type="float">
            <text:p>-338.34</text:p>
          </table:table-cell>
          <table:table-cell office:value-type="float" office:value="-56.3" calcext:value-type="float">
            <text:p>-56.3</text:p>
          </table:table-cell>
          <table:table-cell office:value-type="float" office:value="3484.37" calcext:value-type="float">
            <text:p>3484.37</text:p>
          </table:table-cell>
          <table:table-cell office:value-type="float" office:value="-22.01" calcext:value-type="float">
            <text:p>-22.01</text:p>
          </table:table-cell>
          <table:table-cell office:value-type="float" office:value="-6.98" calcext:value-type="float">
            <text:p>-6.98</text:p>
          </table:table-cell>
          <table:table-cell office:value-type="float" office:value="249.99" calcext:value-type="float">
            <text:p>24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57" calcext:value-type="float">
            <text:p>-357</text:p>
          </table:table-cell>
          <table:table-cell office:value-type="float" office:value="-61.03" calcext:value-type="float">
            <text:p>-61.03</text:p>
          </table:table-cell>
          <table:table-cell office:value-type="float" office:value="3700.33" calcext:value-type="float">
            <text:p>3700.33</text:p>
          </table:table-cell>
          <table:table-cell office:value-type="float" office:value="-17.93" calcext:value-type="float">
            <text:p>-17.93</text:p>
          </table:table-cell>
          <table:table-cell office:value-type="float" office:value="-27.82" calcext:value-type="float">
            <text:p>-27.82</text:p>
          </table:table-cell>
          <table:table-cell office:value-type="float" office:value="256.56" calcext:value-type="float">
            <text:p>256.5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75" calcext:value-type="float">
            <text:p>-0.75</text:p>
          </table:table-cell>
          <table:table-cell office:value-type="float" office:value="0.96" calcext:value-type="float">
            <text:p>0.9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76.05" calcext:value-type="float">
            <text:p>-376.05</text:p>
          </table:table-cell>
          <table:table-cell office:value-type="float" office:value="-65.26" calcext:value-type="float">
            <text:p>-65.26</text:p>
          </table:table-cell>
          <table:table-cell office:value-type="float" office:value="3923.9" calcext:value-type="float">
            <text:p>3923.9</text:p>
          </table:table-cell>
          <table:table-cell office:value-type="float" office:value="3.59" calcext:value-type="float">
            <text:p>3.59</text:p>
          </table:table-cell>
          <table:table-cell office:value-type="float" office:value="-44.05" calcext:value-type="float">
            <text:p>-44.05</text:p>
          </table:table-cell>
          <table:table-cell office:value-type="float" office:value="262.59" calcext:value-type="float">
            <text:p>262.5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75" calcext:value-type="float">
            <text:p>-0.75</text:p>
          </table:table-cell>
          <table:table-cell office:value-type="float" office:value="0.79" calcext:value-type="float">
            <text:p>0.7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94.77" calcext:value-type="float">
            <text:p>-394.77</text:p>
          </table:table-cell>
          <table:table-cell office:value-type="float" office:value="-68.79" calcext:value-type="float">
            <text:p>-68.79</text:p>
          </table:table-cell>
          <table:table-cell office:value-type="float" office:value="4153.39" calcext:value-type="float">
            <text:p>4153.39</text:p>
          </table:table-cell>
          <table:table-cell office:value-type="float" office:value="11.05" calcext:value-type="float">
            <text:p>11.05</text:p>
          </table:table-cell>
          <table:table-cell office:value-type="float" office:value="-45.3" calcext:value-type="float">
            <text:p>-45.3</text:p>
          </table:table-cell>
          <table:table-cell office:value-type="float" office:value="269.78" calcext:value-type="float">
            <text:p>269.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71" calcext:value-type="float">
            <text:p>0.7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12.93" calcext:value-type="float">
            <text:p>-412.93</text:p>
          </table:table-cell>
          <table:table-cell office:value-type="float" office:value="-71.73" calcext:value-type="float">
            <text:p>-71.73</text:p>
          </table:table-cell>
          <table:table-cell office:value-type="float" office:value="4389.07" calcext:value-type="float">
            <text:p>4389.07</text:p>
          </table:table-cell>
          <table:table-cell office:value-type="float" office:value="11.43" calcext:value-type="float">
            <text:p>11.43</text:p>
          </table:table-cell>
          <table:table-cell office:value-type="float" office:value="-45.25" calcext:value-type="float">
            <text:p>-45.25</text:p>
          </table:table-cell>
          <table:table-cell office:value-type="float" office:value="277.37" calcext:value-type="float">
            <text:p>277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30.48" calcext:value-type="float">
            <text:p>-430.48</text:p>
          </table:table-cell>
          <table:table-cell office:value-type="float" office:value="-74.06" calcext:value-type="float">
            <text:p>-74.06</text:p>
          </table:table-cell>
          <table:table-cell office:value-type="float" office:value="4630.91" calcext:value-type="float">
            <text:p>4630.91</text:p>
          </table:table-cell>
          <table:table-cell office:value-type="float" office:value="11.25" calcext:value-type="float">
            <text:p>11.25</text:p>
          </table:table-cell>
          <table:table-cell office:value-type="float" office:value="-45.12" calcext:value-type="float">
            <text:p>-45.12</text:p>
          </table:table-cell>
          <table:table-cell office:value-type="float" office:value="284.98" calcext:value-type="float">
            <text:p>284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47.56" calcext:value-type="float">
            <text:p>-447.56</text:p>
          </table:table-cell>
          <table:table-cell office:value-type="float" office:value="-75.82" calcext:value-type="float">
            <text:p>-75.82</text:p>
          </table:table-cell>
          <table:table-cell office:value-type="float" office:value="4880.14" calcext:value-type="float">
            <text:p>4880.14</text:p>
          </table:table-cell>
          <table:table-cell office:value-type="float" office:value="-5.65" calcext:value-type="float">
            <text:p>-5.65</text:p>
          </table:table-cell>
          <table:table-cell office:value-type="float" office:value="-39.52" calcext:value-type="float">
            <text:p>-39.52</text:p>
          </table:table-cell>
          <table:table-cell office:value-type="float" office:value="293.59" calcext:value-type="float">
            <text:p>293.59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464.54" calcext:value-type="float">
            <text:p>-464.54</text:p>
          </table:table-cell>
          <table:table-cell office:value-type="float" office:value="-76.9" calcext:value-type="float">
            <text:p>-76.9</text:p>
          </table:table-cell>
          <table:table-cell office:value-type="float" office:value="5136.21" calcext:value-type="float">
            <text:p>5136.21</text:p>
          </table:table-cell>
          <table:table-cell office:value-type="float" office:value="-21.82" calcext:value-type="float">
            <text:p>-21.82</text:p>
          </table:table-cell>
          <table:table-cell office:value-type="float" office:value="-14.06" calcext:value-type="float">
            <text:p>-14.06</text:p>
          </table:table-cell>
          <table:table-cell office:value-type="float" office:value="302.75" calcext:value-type="float">
            <text:p>302.75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77" calcext:value-type="float">
            <text:p>0.77</text:p>
          </table:table-cell>
          <table:table-cell office:value-type="float" office:value="0.99" calcext:value-type="float">
            <text:p>0.9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481.95" calcext:value-type="float">
            <text:p>-481.95</text:p>
          </table:table-cell>
          <table:table-cell office:value-type="float" office:value="-77.55" calcext:value-type="float">
            <text:p>-77.55</text:p>
          </table:table-cell>
          <table:table-cell office:value-type="float" office:value="5399.71" calcext:value-type="float">
            <text:p>5399.71</text:p>
          </table:table-cell>
          <table:table-cell office:value-type="float" office:value="-22.39" calcext:value-type="float">
            <text:p>-22.39</text:p>
          </table:table-cell>
          <table:table-cell office:value-type="float" office:value="-5.92" calcext:value-type="float">
            <text:p>-5.92</text:p>
          </table:table-cell>
          <table:table-cell office:value-type="float" office:value="310.63" calcext:value-type="float">
            <text:p>31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99.59" calcext:value-type="float">
            <text:p>-499.59</text:p>
          </table:table-cell>
          <table:table-cell office:value-type="float" office:value="-78.01" calcext:value-type="float">
            <text:p>-78.01</text:p>
          </table:table-cell>
          <table:table-cell office:value-type="float" office:value="5666.84" calcext:value-type="float">
            <text:p>5666.84</text:p>
          </table:table-cell>
          <table:table-cell office:value-type="float" office:value="-22.48" calcext:value-type="float">
            <text:p>-22.48</text:p>
          </table:table-cell>
          <table:table-cell office:value-type="float" office:value="-6.31" calcext:value-type="float">
            <text:p>-6.31</text:p>
          </table:table-cell>
          <table:table-cell office:value-type="float" office:value="318.19" calcext:value-type="float">
            <text:p>318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17.67" calcext:value-type="float">
            <text:p>-517.67</text:p>
          </table:table-cell>
          <table:table-cell office:value-type="float" office:value="-78.35" calcext:value-type="float">
            <text:p>-78.35</text:p>
          </table:table-cell>
          <table:table-cell office:value-type="float" office:value="5940.73" calcext:value-type="float">
            <text:p>5940.73</text:p>
          </table:table-cell>
          <table:table-cell office:value-type="float" office:value="-23.08" calcext:value-type="float">
            <text:p>-23.08</text:p>
          </table:table-cell>
          <table:table-cell office:value-type="float" office:value="-6.19" calcext:value-type="float">
            <text:p>-6.19</text:p>
          </table:table-cell>
          <table:table-cell office:value-type="float" office:value="325.77" calcext:value-type="float">
            <text:p>325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536.1" calcext:value-type="float">
            <text:p>-536.1</text:p>
          </table:table-cell>
          <table:table-cell office:value-type="float" office:value="-78.56" calcext:value-type="float">
            <text:p>-78.56</text:p>
          </table:table-cell>
          <table:table-cell office:value-type="float" office:value="6219.73" calcext:value-type="float">
            <text:p>6219.73</text:p>
          </table:table-cell>
          <table:table-cell office:value-type="float" office:value="-23.75" calcext:value-type="float">
            <text:p>-23.75</text:p>
          </table:table-cell>
          <table:table-cell office:value-type="float" office:value="-6.17" calcext:value-type="float">
            <text:p>-6.17</text:p>
          </table:table-cell>
          <table:table-cell office:value-type="float" office:value="333.31" calcext:value-type="float">
            <text:p>333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55.08" calcext:value-type="float">
            <text:p>-555.08</text:p>
          </table:table-cell>
          <table:table-cell office:value-type="float" office:value="-78.65" calcext:value-type="float">
            <text:p>-78.65</text:p>
          </table:table-cell>
          <table:table-cell office:value-type="float" office:value="6506.14" calcext:value-type="float">
            <text:p>6506.14</text:p>
          </table:table-cell>
          <table:table-cell office:value-type="float" office:value="-24.37" calcext:value-type="float">
            <text:p>-24.37</text:p>
          </table:table-cell>
          <table:table-cell office:value-type="float" office:value="-6.05" calcext:value-type="float">
            <text:p>-6.05</text:p>
          </table:table-cell>
          <table:table-cell office:value-type="float" office:value="340.88" calcext:value-type="float">
            <text:p>34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74.42" calcext:value-type="float">
            <text:p>-574.42</text:p>
          </table:table-cell>
          <table:table-cell office:value-type="float" office:value="-78.62" calcext:value-type="float">
            <text:p>-78.62</text:p>
          </table:table-cell>
          <table:table-cell office:value-type="float" office:value="6798.27" calcext:value-type="float">
            <text:p>6798.27</text:p>
          </table:table-cell>
          <table:table-cell office:value-type="float" office:value="-24.89" calcext:value-type="float">
            <text:p>-24.89</text:p>
          </table:table-cell>
          <table:table-cell office:value-type="float" office:value="-5.92" calcext:value-type="float">
            <text:p>-5.92</text:p>
          </table:table-cell>
          <table:table-cell office:value-type="float" office:value="348.43" calcext:value-type="float">
            <text:p>348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9:59:29.641586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2T20:09:30.610416542</dc:date>
    <meta:editing-duration>PT15M19S</meta:editing-duration>
    <meta:editing-cycles>2</meta:editing-cycles>
    <meta:generator>LibreOffice/5.1.4.2$Linux_X86_64 LibreOffice_project/f99d75f39f1c57ebdd7ffc5f42867c12031db97a</meta:generator>
    <meta:document-statistic meta:table-count="1" meta:cell-count="6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91cm" svg:height="7.73cm" xlink:href=".." xlink:type="simple" chart:class="chart:scatter" chart:style-name="ch1">
        <chart:legend chart:legend-position="end" svg:x="12.651cm" svg:y="3.068cm" style:legend-expansion="high" chart:style-name="ch2"/>
        <chart:plot-area chart:style-name="ch3" table:cell-range-address="QuadOutput.A1:QuadOutput.D1000" chart:data-source-has-labels="row" svg:x="0.201cm" svg:y="0.238cm" svg:width="12.913cm" svg:height="7.091cm">
          <chartooo:coordinate-region svg:x="1.299cm" svg:y="0.438cm" svg:width="11.628cm" svg:height="6.6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B1:QuadOutput.B1000" loext:label-string="x" chart:class="chart:scatter">
            <chart:domain table:cell-range-address="QuadOutput.A1:QuadOutput.A1000"/>
            <chart:data-point chart:repeated="1000"/>
          </chart:series>
          <chart:series chart:style-name="ch7" chart:values-cell-range-address="QuadOutput.C1:QuadOutput.C1000" loext:label-string="y" chart:class="chart:scatter">
            <chart:data-point chart:repeated="1000"/>
          </chart:series>
          <chart:series chart:style-name="ch8" chart:values-cell-range-address="QuadOutput.D1:QuadOutput.D1000" loext:label-string="z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uadOutput.A1:QuadOutput.A1000</svg:desc>
                </draw:g>
              </table:table-cell>
              <table:table-cell office:value-type="float" office:value="0">
                <text:p>0</text:p>
                <draw:g>
                  <svg:desc>QuadOutput.B1:QuadOutput.B1000</svg:desc>
                </draw:g>
              </table:table-cell>
              <table:table-cell office:value-type="float" office:value="0">
                <text:p>0</text:p>
                <draw:g>
                  <svg:desc>QuadOutput.C1:QuadOutput.C1000</svg:desc>
                </draw:g>
              </table:table-cell>
              <table:table-cell office:value-type="float" office:value="0">
                <text:p>0</text:p>
                <draw:g>
                  <svg:desc>QuadOutput.D1:QuadOutput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47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.62">
                <text:p>-1.62</text:p>
              </table:table-cell>
              <table:table-cell office:value-type="float" office:value="0.01">
                <text:p>0.01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3.47">
                <text:p>-3.47</text:p>
              </table:table-cell>
              <table:table-cell office:value-type="float" office:value="0.01">
                <text:p>0.01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6.02">
                <text:p>-6.02</text:p>
              </table:table-cell>
              <table:table-cell office:value-type="float" office:value="0.03">
                <text:p>0.03</text:p>
              </table:table-cell>
              <table:table-cell office:value-type="float" office:value="54.36">
                <text:p>54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9.27">
                <text:p>-9.27</text:p>
              </table:table-cell>
              <table:table-cell office:value-type="float" office:value="0.05">
                <text:p>0.05</text:p>
              </table:table-cell>
              <table:table-cell office:value-type="float" office:value="83.56">
                <text:p>83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3.2">
                <text:p>-13.2</text:p>
              </table:table-cell>
              <table:table-cell office:value-type="float" office:value="0.07">
                <text:p>0.07</text:p>
              </table:table-cell>
              <table:table-cell office:value-type="float" office:value="118.91">
                <text:p>118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7.83">
                <text:p>-17.83</text:p>
              </table:table-cell>
              <table:table-cell office:value-type="float" office:value="0.1">
                <text:p>0.1</text:p>
              </table:table-cell>
              <table:table-cell office:value-type="float" office:value="160.43">
                <text:p>160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23.17">
                <text:p>-23.17</text:p>
              </table:table-cell>
              <table:table-cell office:value-type="float" office:value="0.14">
                <text:p>0.14</text:p>
              </table:table-cell>
              <table:table-cell office:value-type="float" office:value="208.32">
                <text:p>208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29.22">
                <text:p>-29.22</text:p>
              </table:table-cell>
              <table:table-cell office:value-type="float" office:value="0.19">
                <text:p>0.19</text:p>
              </table:table-cell>
              <table:table-cell office:value-type="float" office:value="262.54">
                <text:p>262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35.97">
                <text:p>-35.97</text:p>
              </table:table-cell>
              <table:table-cell office:value-type="float" office:value="0.23">
                <text:p>0.23</text:p>
              </table:table-cell>
              <table:table-cell office:value-type="float" office:value="322.93">
                <text:p>322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43.42">
                <text:p>-43.42</text:p>
              </table:table-cell>
              <table:table-cell office:value-type="float" office:value="0.28">
                <text:p>0.28</text:p>
              </table:table-cell>
              <table:table-cell office:value-type="float" office:value="389.57">
                <text:p>389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51.58">
                <text:p>-51.58</text:p>
              </table:table-cell>
              <table:table-cell office:value-type="float" office:value="0.33">
                <text:p>0.33</text:p>
              </table:table-cell>
              <table:table-cell office:value-type="float" office:value="462.54">
                <text:p>462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60.43">
                <text:p>-60.43</text:p>
              </table:table-cell>
              <table:table-cell office:value-type="float" office:value="0.39">
                <text:p>0.39</text:p>
              </table:table-cell>
              <table:table-cell office:value-type="float" office:value="541.58">
                <text:p>541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70.03">
                <text:p>-70.03</text:p>
              </table:table-cell>
              <table:table-cell office:value-type="float" office:value="0.46">
                <text:p>0.46</text:p>
              </table:table-cell>
              <table:table-cell office:value-type="float" office:value="627.27">
                <text:p>627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80.38">
                <text:p>-80.38</text:p>
              </table:table-cell>
              <table:table-cell office:value-type="float" office:value="0.53">
                <text:p>0.53</text:p>
              </table:table-cell>
              <table:table-cell office:value-type="float" office:value="719.58">
                <text:p>719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91.48">
                <text:p>-91.48</text:p>
              </table:table-cell>
              <table:table-cell office:value-type="float" office:value="0.61">
                <text:p>0.61</text:p>
              </table:table-cell>
              <table:table-cell office:value-type="float" office:value="818.48">
                <text:p>818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42.37">
                <text:p>-142.37</text:p>
              </table:table-cell>
              <table:table-cell office:value-type="float" office:value="-0.03">
                <text:p>-0.03</text:p>
              </table:table-cell>
              <table:table-cell office:value-type="float" office:value="1280.1">
                <text:p>128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56.11">
                <text:p>-156.11</text:p>
              </table:table-cell>
              <table:table-cell office:value-type="float" office:value="-1.4">
                <text:p>-1.4</text:p>
              </table:table-cell>
              <table:table-cell office:value-type="float" office:value="1411.57">
                <text:p>1411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69.71">
                <text:p>-169.71</text:p>
              </table:table-cell>
              <table:table-cell office:value-type="float" office:value="-3.58">
                <text:p>-3.58</text:p>
              </table:table-cell>
              <table:table-cell office:value-type="float" office:value="1547.94">
                <text:p>1547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83.12">
                <text:p>-183.12</text:p>
              </table:table-cell>
              <table:table-cell office:value-type="float" office:value="-6.5">
                <text:p>-6.5</text:p>
              </table:table-cell>
              <table:table-cell office:value-type="float" office:value="1689.33">
                <text:p>1689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96.64">
                <text:p>-196.64</text:p>
              </table:table-cell>
              <table:table-cell office:value-type="float" office:value="-10.24">
                <text:p>-10.24</text:p>
              </table:table-cell>
              <table:table-cell office:value-type="float" office:value="1838.87">
                <text:p>1838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210.24">
                <text:p>-210.24</text:p>
              </table:table-cell>
              <table:table-cell office:value-type="float" office:value="-14.83">
                <text:p>-14.83</text:p>
              </table:table-cell>
              <table:table-cell office:value-type="float" office:value="1995.88">
                <text:p>1995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224.28">
                <text:p>-224.28</text:p>
              </table:table-cell>
              <table:table-cell office:value-type="float" office:value="-20">
                <text:p>-20</text:p>
              </table:table-cell>
              <table:table-cell office:value-type="float" office:value="2160.1">
                <text:p>216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238.87">
                <text:p>-238.87</text:p>
              </table:table-cell>
              <table:table-cell office:value-type="float" office:value="-25.43">
                <text:p>-25.43</text:p>
              </table:table-cell>
              <table:table-cell office:value-type="float" office:value="2331.11">
                <text:p>2331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254.02">
                <text:p>-254.02</text:p>
              </table:table-cell>
              <table:table-cell office:value-type="float" office:value="-30.8">
                <text:p>-30.8</text:p>
              </table:table-cell>
              <table:table-cell office:value-type="float" office:value="2508.25">
                <text:p>2508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269.68">
                <text:p>-269.68</text:p>
              </table:table-cell>
              <table:table-cell office:value-type="float" office:value="-36.05">
                <text:p>-36.05</text:p>
              </table:table-cell>
              <table:table-cell office:value-type="float" office:value="2690.32">
                <text:p>2690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285.9">
                <text:p>-285.9</text:p>
              </table:table-cell>
              <table:table-cell office:value-type="float" office:value="-41.21">
                <text:p>-41.21</text:p>
              </table:table-cell>
              <table:table-cell office:value-type="float" office:value="2878.32">
                <text:p>2878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302.7">
                <text:p>-302.7</text:p>
              </table:table-cell>
              <table:table-cell office:value-type="float" office:value="-46.28">
                <text:p>-46.28</text:p>
              </table:table-cell>
              <table:table-cell office:value-type="float" office:value="3072.41">
                <text:p>3072.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320.18">
                <text:p>-320.18</text:p>
              </table:table-cell>
              <table:table-cell office:value-type="float" office:value="-51.33">
                <text:p>-51.33</text:p>
              </table:table-cell>
              <table:table-cell office:value-type="float" office:value="3274.55">
                <text:p>3274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338.34">
                <text:p>-338.34</text:p>
              </table:table-cell>
              <table:table-cell office:value-type="float" office:value="-56.3">
                <text:p>-56.3</text:p>
              </table:table-cell>
              <table:table-cell office:value-type="float" office:value="3484.37">
                <text:p>3484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357">
                <text:p>-357</text:p>
              </table:table-cell>
              <table:table-cell office:value-type="float" office:value="-61.03">
                <text:p>-61.03</text:p>
              </table:table-cell>
              <table:table-cell office:value-type="float" office:value="3700.33">
                <text:p>3700.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376.05">
                <text:p>-376.05</text:p>
              </table:table-cell>
              <table:table-cell office:value-type="float" office:value="-65.26">
                <text:p>-65.26</text:p>
              </table:table-cell>
              <table:table-cell office:value-type="float" office:value="3923.9">
                <text:p>3923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394.77">
                <text:p>-394.77</text:p>
              </table:table-cell>
              <table:table-cell office:value-type="float" office:value="-68.79">
                <text:p>-68.79</text:p>
              </table:table-cell>
              <table:table-cell office:value-type="float" office:value="4153.39">
                <text:p>4153.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412.93">
                <text:p>-412.93</text:p>
              </table:table-cell>
              <table:table-cell office:value-type="float" office:value="-71.73">
                <text:p>-71.73</text:p>
              </table:table-cell>
              <table:table-cell office:value-type="float" office:value="4389.07">
                <text:p>4389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430.48">
                <text:p>-430.48</text:p>
              </table:table-cell>
              <table:table-cell office:value-type="float" office:value="-74.06">
                <text:p>-74.06</text:p>
              </table:table-cell>
              <table:table-cell office:value-type="float" office:value="4630.91">
                <text:p>4630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447.56">
                <text:p>-447.56</text:p>
              </table:table-cell>
              <table:table-cell office:value-type="float" office:value="-75.82">
                <text:p>-75.82</text:p>
              </table:table-cell>
              <table:table-cell office:value-type="float" office:value="4880.14">
                <text:p>4880.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464.54">
                <text:p>-464.54</text:p>
              </table:table-cell>
              <table:table-cell office:value-type="float" office:value="-76.9">
                <text:p>-76.9</text:p>
              </table:table-cell>
              <table:table-cell office:value-type="float" office:value="5136.21">
                <text:p>5136.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481.95">
                <text:p>-481.95</text:p>
              </table:table-cell>
              <table:table-cell office:value-type="float" office:value="-77.55">
                <text:p>-77.55</text:p>
              </table:table-cell>
              <table:table-cell office:value-type="float" office:value="5399.71">
                <text:p>5399.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499.59">
                <text:p>-499.59</text:p>
              </table:table-cell>
              <table:table-cell office:value-type="float" office:value="-78.01">
                <text:p>-78.01</text:p>
              </table:table-cell>
              <table:table-cell office:value-type="float" office:value="5666.84">
                <text:p>5666.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517.67">
                <text:p>-517.67</text:p>
              </table:table-cell>
              <table:table-cell office:value-type="float" office:value="-78.35">
                <text:p>-78.35</text:p>
              </table:table-cell>
              <table:table-cell office:value-type="float" office:value="5940.73">
                <text:p>5940.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536.1">
                <text:p>-536.1</text:p>
              </table:table-cell>
              <table:table-cell office:value-type="float" office:value="-78.56">
                <text:p>-78.56</text:p>
              </table:table-cell>
              <table:table-cell office:value-type="float" office:value="6219.73">
                <text:p>6219.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555.08">
                <text:p>-555.08</text:p>
              </table:table-cell>
              <table:table-cell office:value-type="float" office:value="-78.65">
                <text:p>-78.65</text:p>
              </table:table-cell>
              <table:table-cell office:value-type="float" office:value="6506.14">
                <text:p>6506.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574.42">
                <text:p>-574.42</text:p>
              </table:table-cell>
              <table:table-cell office:value-type="float" office:value="-78.62">
                <text:p>-78.62</text:p>
              </table:table-cell>
              <table:table-cell office:value-type="float" office:value="6798.27">
                <text:p>6798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QuadOutput.A1:QuadOutput.A1000 QuadOutput.E1:QuadOutput.G1000" chart:data-source-has-labels="row" svg:x="0.32cm" svg:y="0.18cm" svg:width="12.508cm" svg:height="8.64cm">
          <chartooo:coordinate-region svg:x="1.232cm" svg:y="0.38cm" svg:width="11.40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E1:QuadOutput.E1000" loext:label-string="ulinearvel" chart:class="chart:scatter">
            <chart:domain table:cell-range-address="QuadOutput.A1:QuadOutput.A1000"/>
            <chart:data-point chart:repeated="1000"/>
          </chart:series>
          <chart:series chart:style-name="ch7" chart:values-cell-range-address="QuadOutput.F1:QuadOutput.F1000" loext:label-string="vlinearvel" chart:class="chart:scatter">
            <chart:data-point chart:repeated="1000"/>
          </chart:series>
          <chart:series chart:style-name="ch8" chart:values-cell-range-address="QuadOutput.G1:QuadOutput.G1000" loext:label-string="wlinearvel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inearvel</text:p>
              </table:table-cell>
              <table:table-cell office:value-type="string">
                <text:p>vlinearvel</text:p>
              </table:table-cell>
              <table:table-cell office:value-type="string">
                <text:p>wlinear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uadOutput.A1:QuadOutput.A1000</svg:desc>
                </draw:g>
              </table:table-cell>
              <table:table-cell office:value-type="float" office:value="-0.15">
                <text:p>-0.15</text:p>
                <draw:g>
                  <svg:desc>QuadOutput.E1:QuadOutput.E1000</svg:desc>
                </draw:g>
              </table:table-cell>
              <table:table-cell office:value-type="float" office:value="0">
                <text:p>0</text:p>
                <draw:g>
                  <svg:desc>QuadOutput.F1:QuadOutput.F1000</svg:desc>
                </draw:g>
              </table:table-cell>
              <table:table-cell office:value-type="float" office:value="1.39">
                <text:p>1.39</text:p>
                <draw:g>
                  <svg:desc>QuadOutput.G1:QuadOutput.G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98">
                <text:p>-0.98</text:p>
              </table:table-cell>
              <table:table-cell office:value-type="float" office:value="-0">
                <text:p>-0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.81">
                <text:p>-1.81</text:p>
              </table:table-cell>
              <table:table-cell office:value-type="float" office:value="-0">
                <text:p>-0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.64">
                <text:p>-2.64</text:p>
              </table:table-cell>
              <table:table-cell office:value-type="float" office:value="-0">
                <text:p>-0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3.46">
                <text:p>-3.46</text:p>
              </table:table-cell>
              <table:table-cell office:value-type="float" office:value="-0.01">
                <text:p>-0.01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4.29">
                <text:p>-4.29</text:p>
              </table:table-cell>
              <table:table-cell office:value-type="float" office:value="-0">
                <text:p>-0</text:p>
              </table:table-cell>
              <table:table-cell office:value-type="float" office:value="38.85">
                <text:p>38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5.11">
                <text:p>-5.11</text:p>
              </table:table-cell>
              <table:table-cell office:value-type="float" office:value="0.01">
                <text:p>0.01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5.94">
                <text:p>-5.94</text:p>
              </table:table-cell>
              <table:table-cell office:value-type="float" office:value="0">
                <text:p>0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6.76">
                <text:p>-6.76</text:p>
              </table:table-cell>
              <table:table-cell office:value-type="float" office:value="0.01">
                <text:p>0.01</text:p>
              </table:table-cell>
              <table:table-cell office:value-type="float" office:value="61.29">
                <text:p>61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7.59">
                <text:p>-7.59</text:p>
              </table:table-cell>
              <table:table-cell office:value-type="float" office:value="0.02">
                <text:p>0.02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8.41">
                <text:p>-8.41</text:p>
              </table:table-cell>
              <table:table-cell office:value-type="float" office:value="0.01">
                <text:p>0.01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9.23">
                <text:p>-9.23</text:p>
              </table:table-cell>
              <table:table-cell office:value-type="float" office:value="0.01">
                <text:p>0.01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0.05">
                <text:p>-10.05</text:p>
              </table:table-cell>
              <table:table-cell office:value-type="float" office:value="0.01">
                <text:p>0.01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0.87">
                <text:p>-10.87</text:p>
              </table:table-cell>
              <table:table-cell office:value-type="float" office:value="0">
                <text:p>0</text:p>
              </table:table-cell>
              <table:table-cell office:value-type="float" office:value="98.79">
                <text:p>98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1.7">
                <text:p>-11.7</text:p>
              </table:table-cell>
              <table:table-cell office:value-type="float" office:value="0.02">
                <text:p>0.02</text:p>
              </table:table-cell>
              <table:table-cell office:value-type="float" office:value="106.32">
                <text:p>106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2.49">
                <text:p>-12.49</text:p>
              </table:table-cell>
              <table:table-cell office:value-type="float" office:value="0.04">
                <text:p>0.04</text:p>
              </table:table-cell>
              <table:table-cell office:value-type="float" office:value="113.88">
                <text:p>113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3.34">
                <text:p>-13.34</text:p>
              </table:table-cell>
              <table:table-cell office:value-type="float" office:value="0.04">
                <text:p>0.04</text:p>
              </table:table-cell>
              <table:table-cell office:value-type="float" office:value="121.44">
                <text:p>121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7">
                <text:p>0.67</text:p>
              </table:table-cell>
              <table:table-cell office:value-type="float" office:value="17.23">
                <text:p>17.23</text:p>
              </table:table-cell>
              <table:table-cell office:value-type="float" office:value="151.68">
                <text:p>151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24">
                <text:p>6.24</text:p>
              </table:table-cell>
              <table:table-cell office:value-type="float" office:value="18.32">
                <text:p>18.32</text:p>
              </table:table-cell>
              <table:table-cell office:value-type="float" office:value="159.02">
                <text:p>159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98">
                <text:p>6.98</text:p>
              </table:table-cell>
              <table:table-cell office:value-type="float" office:value="18.44">
                <text:p>18.44</text:p>
              </table:table-cell>
              <table:table-cell office:value-type="float" office:value="166.47">
                <text:p>166.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57">
                <text:p>6.57</text:p>
              </table:table-cell>
              <table:table-cell office:value-type="float" office:value="18.48">
                <text:p>18.48</text:p>
              </table:table-cell>
              <table:table-cell office:value-type="float" office:value="173.92">
                <text:p>173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06">
                <text:p>5.06</text:p>
              </table:table-cell>
              <table:table-cell office:value-type="float" office:value="18.44">
                <text:p>18.44</text:p>
              </table:table-cell>
              <table:table-cell office:value-type="float" office:value="181.51">
                <text:p>181.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6.25">
                <text:p>-6.25</text:p>
              </table:table-cell>
              <table:table-cell office:value-type="float" office:value="14.22">
                <text:p>14.22</text:p>
              </table:table-cell>
              <table:table-cell office:value-type="float" office:value="189.45">
                <text:p>189.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5.48">
                <text:p>-15.48</text:p>
              </table:table-cell>
              <table:table-cell office:value-type="float" office:value="3.05">
                <text:p>3.05</text:p>
              </table:table-cell>
              <table:table-cell office:value-type="float" office:value="197.11">
                <text:p>197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7.97">
                <text:p>-17.97</text:p>
              </table:table-cell>
              <table:table-cell office:value-type="float" office:value="-7.25">
                <text:p>-7.25</text:p>
              </table:table-cell>
              <table:table-cell office:value-type="float" office:value="204.49">
                <text:p>204.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8.58">
                <text:p>-18.58</text:p>
              </table:table-cell>
              <table:table-cell office:value-type="float" office:value="-8.7">
                <text:p>-8.7</text:p>
              </table:table-cell>
              <table:table-cell office:value-type="float" office:value="212.07">
                <text:p>212.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9.28">
                <text:p>-19.28</text:p>
              </table:table-cell>
              <table:table-cell office:value-type="float" office:value="-8.72">
                <text:p>-8.72</text:p>
              </table:table-cell>
              <table:table-cell office:value-type="float" office:value="219.63">
                <text:p>219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9.95">
                <text:p>-19.95</text:p>
              </table:table-cell>
              <table:table-cell office:value-type="float" office:value="-8.75">
                <text:p>-8.75</text:p>
              </table:table-cell>
              <table:table-cell office:value-type="float" office:value="227.18">
                <text:p>227.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20.62">
                <text:p>-20.62</text:p>
              </table:table-cell>
              <table:table-cell office:value-type="float" office:value="-8.69">
                <text:p>-8.69</text:p>
              </table:table-cell>
              <table:table-cell office:value-type="float" office:value="234.71">
                <text:p>234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21.2">
                <text:p>-21.2</text:p>
              </table:table-cell>
              <table:table-cell office:value-type="float" office:value="-8.86">
                <text:p>-8.86</text:p>
              </table:table-cell>
              <table:table-cell office:value-type="float" office:value="242.31">
                <text:p>242.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22.01">
                <text:p>-22.01</text:p>
              </table:table-cell>
              <table:table-cell office:value-type="float" office:value="-6.98">
                <text:p>-6.98</text:p>
              </table:table-cell>
              <table:table-cell office:value-type="float" office:value="249.99">
                <text:p>249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7.93">
                <text:p>-17.93</text:p>
              </table:table-cell>
              <table:table-cell office:value-type="float" office:value="-27.82">
                <text:p>-27.82</text:p>
              </table:table-cell>
              <table:table-cell office:value-type="float" office:value="256.56">
                <text:p>256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59">
                <text:p>3.59</text:p>
              </table:table-cell>
              <table:table-cell office:value-type="float" office:value="-44.05">
                <text:p>-44.05</text:p>
              </table:table-cell>
              <table:table-cell office:value-type="float" office:value="262.59">
                <text:p>262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05">
                <text:p>11.05</text:p>
              </table:table-cell>
              <table:table-cell office:value-type="float" office:value="-45.3">
                <text:p>-45.3</text:p>
              </table:table-cell>
              <table:table-cell office:value-type="float" office:value="269.78">
                <text:p>269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43">
                <text:p>11.43</text:p>
              </table:table-cell>
              <table:table-cell office:value-type="float" office:value="-45.25">
                <text:p>-45.25</text:p>
              </table:table-cell>
              <table:table-cell office:value-type="float" office:value="277.37">
                <text:p>277.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25">
                <text:p>11.25</text:p>
              </table:table-cell>
              <table:table-cell office:value-type="float" office:value="-45.12">
                <text:p>-45.12</text:p>
              </table:table-cell>
              <table:table-cell office:value-type="float" office:value="284.98">
                <text:p>284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5.65">
                <text:p>-5.65</text:p>
              </table:table-cell>
              <table:table-cell office:value-type="float" office:value="-39.52">
                <text:p>-39.52</text:p>
              </table:table-cell>
              <table:table-cell office:value-type="float" office:value="293.59">
                <text:p>293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21.82">
                <text:p>-21.82</text:p>
              </table:table-cell>
              <table:table-cell office:value-type="float" office:value="-14.06">
                <text:p>-14.06</text:p>
              </table:table-cell>
              <table:table-cell office:value-type="float" office:value="302.75">
                <text:p>302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22.39">
                <text:p>-22.39</text:p>
              </table:table-cell>
              <table:table-cell office:value-type="float" office:value="-5.92">
                <text:p>-5.92</text:p>
              </table:table-cell>
              <table:table-cell office:value-type="float" office:value="310.63">
                <text:p>310.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22.48">
                <text:p>-22.48</text:p>
              </table:table-cell>
              <table:table-cell office:value-type="float" office:value="-6.31">
                <text:p>-6.31</text:p>
              </table:table-cell>
              <table:table-cell office:value-type="float" office:value="318.19">
                <text:p>318.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23.08">
                <text:p>-23.08</text:p>
              </table:table-cell>
              <table:table-cell office:value-type="float" office:value="-6.19">
                <text:p>-6.19</text:p>
              </table:table-cell>
              <table:table-cell office:value-type="float" office:value="325.77">
                <text:p>325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23.75">
                <text:p>-23.75</text:p>
              </table:table-cell>
              <table:table-cell office:value-type="float" office:value="-6.17">
                <text:p>-6.17</text:p>
              </table:table-cell>
              <table:table-cell office:value-type="float" office:value="333.31">
                <text:p>333.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24.37">
                <text:p>-24.37</text:p>
              </table:table-cell>
              <table:table-cell office:value-type="float" office:value="-6.05">
                <text:p>-6.05</text:p>
              </table:table-cell>
              <table:table-cell office:value-type="float" office:value="340.88">
                <text:p>340.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24.89">
                <text:p>-24.89</text:p>
              </table:table-cell>
              <table:table-cell office:value-type="float" office:value="-5.92">
                <text:p>-5.92</text:p>
              </table:table-cell>
              <table:table-cell office:value-type="float" office:value="348.43">
                <text:p>348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QuadOutput.A1:QuadOutput.A1000 QuadOutput.H1:QuadOutput.J1000" chart:data-source-has-labels="row" svg:x="0.32cm" svg:y="0.18cm" svg:width="15.36cm" svg:height="8.64cm">
          <chartooo:coordinate-region svg:x="1.153cm" svg:y="0.379cm" svg:width="14.3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H1:QuadOutput.H1000" loext:label-string="p_ang_vel" chart:class="chart:scatter">
            <chart:domain table:cell-range-address="QuadOutput.A1:QuadOutput.A1000"/>
            <chart:data-point chart:repeated="1000"/>
          </chart:series>
          <chart:series chart:style-name="ch7" chart:values-cell-range-address="QuadOutput.I1:QuadOutput.I1000" loext:label-string="q_ang_vel" chart:class="chart:scatter">
            <chart:data-point chart:repeated="1000"/>
          </chart:series>
          <chart:series chart:style-name="ch8" chart:values-cell-range-address="QuadOutput.J1:QuadOutput.J1000" loext:label-string="r_ang_vel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_ang_vel</text:p>
              </table:table-cell>
              <table:table-cell office:value-type="string">
                <text:p>q_ang_vel</text:p>
              </table:table-cell>
              <table:table-cell office:value-type="string">
                <text:p>r_ang_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uadOutput.A1:QuadOutput.A1000</svg:desc>
                </draw:g>
              </table:table-cell>
              <table:table-cell office:value-type="float" office:value="0">
                <text:p>0</text:p>
                <draw:g>
                  <svg:desc>QuadOutput.H1:QuadOutput.H1000</svg:desc>
                </draw:g>
              </table:table-cell>
              <table:table-cell office:value-type="float" office:value="0">
                <text:p>0</text:p>
                <draw:g>
                  <svg:desc>QuadOutput.I1:QuadOutput.I1000</svg:desc>
                </draw:g>
              </table:table-cell>
              <table:table-cell office:value-type="float" office:value="-0">
                <text:p>-0</text:p>
                <draw:g>
                  <svg:desc>QuadOutput.J1:QuadOutput.J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0.06">
                <text:p>-0.06</text:p>
              </table:table-cell>
              <table:table-cell office:value-type="float" office:value="0.04">
                <text:p>0.04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0.04">
                <text:p>-0.04</text:p>
              </table:table-cell>
              <table:table-cell office:value-type="float" office:value="0.03">
                <text:p>0.0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0.04">
                <text:p>-0.04</text:p>
              </table:table-cell>
              <table:table-cell office:value-type="float" office:value="0.02">
                <text:p>0.02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4">
                <text:p>0.04</text:p>
              </table:table-cell>
              <table:table-cell office:value-type="float" office:value="-0.02">
                <text:p>-0.0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4">
                <text:p>0.04</text:p>
              </table:table-cell>
              <table:table-cell office:value-type="float" office:value="-0.02">
                <text:p>-0.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